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6cm" svg:height="8.988cm" svg:x="35.294cm" svg:y="19.954cm">
            <draw:object draw:notify-on-update-of-ranges="Лист1.F2:Лист1.F16 Лист1.E2:Лист1.E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1.013cm" svg:height="15.59cm" svg:x="1.768cm" svg:y="23.61cm">
            <draw:object draw:notify-on-update-of-ranges="Лист1.F2:Лист1.F16 Лист1.I7:Лист1.I7 Лист1.G2:Лист1.G16 Лист1.M1:Лист1.M3 Лист1.I8:Лист1.I8 Лист1.N1:Лист1.N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T, градусы</text:p>
          </table:table-cell>
          <table:table-cell office:value-type="string" calcext:value-type="string">
            <text:p>tau, мкс</text:p>
          </table:table-cell>
          <table:table-cell office:value-type="string" calcext:value-type="string">
            <text:p>dU, mV, с учётом знака</text:p>
          </table:table-cell>
          <table:table-cell/>
          <table:table-cell office:value-type="string" calcext:value-type="string">
            <text:p>Tau^2 — tau_0^2</text:p>
          </table:table-cell>
          <table:table-cell office:value-type="string" calcext:value-type="string">
            <text:p>T с учётом ЭДС</text:p>
          </table:table-cell>
          <table:table-cell office:value-type="string" calcext:value-type="string">
            <text:p>1/tau^2 — tau_0^2</text:p>
          </table:table-cell>
          <table:table-cell office:value-type="string" calcext:value-type="string">
            <text:p>сумма Treal</text:p>
          </table:table-cell>
          <table:table-cell office:value-type="string" calcext:value-type="string">
            <text:p>сумма dU</text:p>
          </table:table-cell>
          <table:table-cell office:value-type="string" calcext:value-type="string">
            <text:p>сумма Tdisplay</text:p>
          </table:table-cell>
          <table:table-cell office:value-type="string" calcext:value-type="string">
            <text:p>сумма тау</text:p>
          </table:table-cell>
          <table:table-cell office:value-type="string" calcext:value-type="string">
            <text:p>h</text:p>
          </table:table-cell>
          <table:table-cell office:value-type="float" office:value="22.608" calcext:value-type="float">
            <text:p>22,608</text:p>
          </table:table-cell>
          <table:table-cell office:value-type="float" office:value="0.1523" calcext:value-type="float">
            <text:p>0,1523</text:p>
          </table:table-cell>
        </table:table-row>
        <table:table-row table:style-name="ro1">
          <table:table-cell office:value-type="float" office:value="13.08" calcext:value-type="float">
            <text:p>13,08</text:p>
          </table:table-cell>
          <table:table-cell office:value-type="float" office:value="7.968" calcext:value-type="float">
            <text:p>7,968</text:p>
          </table:table-cell>
          <table:table-cell office:value-type="float" office:value="-0.016" calcext:value-type="float">
            <text:p>-0,016</text:p>
          </table:table-cell>
          <table:table-cell/>
          <table:table-cell table:formula="of:=[.B2]*[.B2] - 6.9092*6.9092" office:value-type="float" office:value="15.75197936" calcext:value-type="float">
            <text:p>15,75197936</text:p>
          </table:table-cell>
          <table:table-cell table:formula="of:=[.A2] + 24*[.C2]" office:value-type="float" office:value="12.696" calcext:value-type="float">
            <text:p>12,696</text:p>
          </table:table-cell>
          <table:table-cell table:formula="of:=1/[.E2]" office:value-type="float" office:value="0.0634840852153072" calcext:value-type="float">
            <text:p>0,063484085215307</text:p>
          </table:table-cell>
          <table:table-cell table:formula="of:=SUM([.F2:.F16])" office:value-type="float" office:value="399.76" calcext:value-type="float">
            <text:p>399,76</text:p>
          </table:table-cell>
          <table:table-cell table:formula="of:=SUM([.C2:.C16])" office:value-type="float" office:value="-0.245" calcext:value-type="float">
            <text:p>-0,245</text:p>
          </table:table-cell>
          <table:table-cell table:formula="of:=SUM([.A2:.A16])/15" office:value-type="float" office:value="27.0426666666667" calcext:value-type="float">
            <text:p>27,0426666666667</text:p>
          </table:table-cell>
          <table:table-cell table:formula="of:=SUM([.B2:.B16])/15" office:value-type="float" office:value="7.34126666666667" calcext:value-type="float">
            <text:p>7,34126666666667</text:p>
          </table:table-cell>
          <table:table-cell table:formula="of:=SUM([.G2:.G16])*SUM([.G2:.G16])/15" office:value-type="float" office:value="1.48063648075684" calcext:value-type="float">
            <text:p>1,48063648075684</text:p>
          </table:table-cell>
          <table:table-cell office:value-type="float" office:value="24.574" calcext:value-type="float">
            <text:p>24,574</text:p>
          </table:table-cell>
          <table:table-cell office:value-type="float" office:value="0.2378" calcext:value-type="float">
            <text:p>0,2378</text:p>
          </table:table-cell>
        </table:table-row>
        <table:table-row table:style-name="ro1">
          <table:table-cell office:value-type="float" office:value="15.05" calcext:value-type="float">
            <text:p>15,05</text:p>
          </table:table-cell>
          <table:table-cell office:value-type="float" office:value="7.934" calcext:value-type="float">
            <text:p>7,934</text:p>
          </table:table-cell>
          <table:table-cell office:value-type="float" office:value="-0.018" calcext:value-type="float">
            <text:p>-0,018</text:p>
          </table:table-cell>
          <table:table-cell/>
          <table:table-cell table:formula="of:=[.B3]*[.B3] - 6.9092*6.9092" office:value-type="float" office:value="15.21131136" calcext:value-type="float">
            <text:p>15,21131136</text:p>
          </table:table-cell>
          <table:table-cell table:formula="of:=[.A3] + 24*[.C3]" office:value-type="float" office:value="14.618" calcext:value-type="float">
            <text:p>14,618</text:p>
          </table:table-cell>
          <table:table-cell table:formula="of:=1/[.E3]" office:value-type="float" office:value="0.0657405516416962" calcext:value-type="float">
            <text:p>0,065740551641696</text:p>
          </table:table-cell>
          <table:table-cell table:number-columns-repeated="2" office:value-type="string" calcext:value-type="string">
            <text:p>ср</text:p>
          </table:table-cell>
          <table:table-cell table:number-columns-repeated="3"/>
          <table:table-cell office:value-type="float" office:value="19.1" calcext:value-type="float">
            <text:p>19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4" calcext:value-type="float">
            <text:p>17,04</text:p>
          </table:table-cell>
          <table:table-cell office:value-type="float" office:value="7.863" calcext:value-type="float">
            <text:p>7,863</text:p>
          </table:table-cell>
          <table:table-cell office:value-type="float" office:value="-0.017" calcext:value-type="float">
            <text:p>-0,017</text:p>
          </table:table-cell>
          <table:table-cell/>
          <table:table-cell table:formula="of:=[.B4]*[.B4] - 6.9092*6.9092" office:value-type="float" office:value="14.08972436" calcext:value-type="float">
            <text:p>14,08972436</text:p>
          </table:table-cell>
          <table:table-cell table:formula="of:=[.A4] + 24*[.C4]" office:value-type="float" office:value="16.632" calcext:value-type="float">
            <text:p>16,632</text:p>
          </table:table-cell>
          <table:table-cell table:formula="of:=1/[.E4]" office:value-type="float" office:value="0.0709737092401146" calcext:value-type="float">
            <text:p>0,070973709240115</text:p>
          </table:table-cell>
          <table:table-cell table:formula="of:=[.H2]/15" office:value-type="float" office:value="26.6506666666667" calcext:value-type="float">
            <text:p>26,6506666666667</text:p>
          </table:table-cell>
          <table:table-cell table:formula="of:=[.I2]/15" office:value-type="float" office:value="-0.0163333333333333" calcext:value-type="float">
            <text:p>-0,016333333333333</text:p>
          </table:table-cell>
          <table:table-cell table:number-columns-repeated="5"/>
        </table:table-row>
        <table:table-row table:style-name="ro1">
          <table:table-cell office:value-type="float" office:value="19.06" calcext:value-type="float">
            <text:p>19,06</text:p>
          </table:table-cell>
          <table:table-cell office:value-type="float" office:value="7.735" calcext:value-type="float">
            <text:p>7,735</text:p>
          </table:table-cell>
          <table:table-cell office:value-type="float" office:value="-0.015" calcext:value-type="float">
            <text:p>-0,015</text:p>
          </table:table-cell>
          <table:table-cell/>
          <table:table-cell table:formula="of:=[.B5]*[.B5] - 6.9092*6.9092" office:value-type="float" office:value="12.09318036" calcext:value-type="float">
            <text:p>12,09318036</text:p>
          </table:table-cell>
          <table:table-cell table:formula="of:=[.A5] + 24*[.C5]" office:value-type="float" office:value="18.7" calcext:value-type="float">
            <text:p>18,7</text:p>
          </table:table-cell>
          <table:table-cell table:formula="of:=1/[.E5]" office:value-type="float" office:value="0.0826912334250508" calcext:value-type="float">
            <text:p>0,082691233425051</text:p>
          </table:table-cell>
          <table:table-cell table:number-columns-repeated="7"/>
        </table:table-row>
        <table:table-row table:style-name="ro1">
          <table:table-cell office:value-type="float" office:value="21.08" calcext:value-type="float">
            <text:p>21,08</text:p>
          </table:table-cell>
          <table:table-cell office:value-type="float" office:value="7.54" calcext:value-type="float">
            <text:p>7,54</text:p>
          </table:table-cell>
          <table:table-cell office:value-type="float" office:value="-0.014" calcext:value-type="float">
            <text:p>-0,014</text:p>
          </table:table-cell>
          <table:table-cell/>
          <table:table-cell table:formula="of:=[.B6]*[.B6] - 6.9092*6.9092" office:value-type="float" office:value="9.11455536" calcext:value-type="float">
            <text:p>9,11455536</text:p>
          </table:table-cell>
          <table:table-cell table:formula="of:=[.A6] + 24*[.C6]" office:value-type="float" office:value="20.744" calcext:value-type="float">
            <text:p>20,744</text:p>
          </table:table-cell>
          <table:table-cell table:formula="of:=1/[.E6]" office:value-type="float" office:value="0.109714622436612" calcext:value-type="float">
            <text:p>0,109714622436612</text:p>
          </table:table-cell>
          <table:table-cell table:number-columns-repeated="7"/>
        </table:table-row>
        <table:table-row table:style-name="ro1">
          <table:table-cell office:value-type="float" office:value="23.04" calcext:value-type="float">
            <text:p>23,04</text:p>
          </table:table-cell>
          <table:table-cell office:value-type="float" office:value="7.369" calcext:value-type="float">
            <text:p>7,369</text:p>
          </table:table-cell>
          <table:table-cell office:value-type="float" office:value="-0.018" calcext:value-type="float">
            <text:p>-0,018</text:p>
          </table:table-cell>
          <table:table-cell/>
          <table:table-cell table:formula="of:=[.B7]*[.B7] - 6.9092*6.9092" office:value-type="float" office:value="6.56511636" calcext:value-type="float">
            <text:p>6,56511636</text:p>
          </table:table-cell>
          <table:table-cell table:formula="of:=[.A7] + 24*[.C7]" office:value-type="float" office:value="22.608" calcext:value-type="float">
            <text:p>22,608</text:p>
          </table:table-cell>
          <table:table-cell table:formula="of:=1/[.E7]" office:value-type="float" office:value="0.152320224831476" calcext:value-type="float">
            <text:p>0,152320224831476</text:p>
          </table:table-cell>
          <table:table-cell/>
          <table:table-cell office:value-type="string" calcext:value-type="string">
            <text:p>Экспериментальная зависимость</text:p>
          </table:table-cell>
          <table:table-cell table:number-columns-repeated="5"/>
        </table:table-row>
        <table:table-row table:style-name="ro1">
          <table:table-cell office:value-type="float" office:value="25.03" calcext:value-type="float">
            <text:p>25,03</text:p>
          </table:table-cell>
          <table:table-cell office:value-type="float" office:value="7.207" calcext:value-type="float">
            <text:p>7,207</text:p>
          </table:table-cell>
          <table:table-cell office:value-type="float" office:value="-0.019" calcext:value-type="float">
            <text:p>-0,019</text:p>
          </table:table-cell>
          <table:table-cell/>
          <table:table-cell table:formula="of:=[.B8]*[.B8] - 6.9092*6.9092" office:value-type="float" office:value="4.20380436" calcext:value-type="float">
            <text:p>4,20380436</text:p>
          </table:table-cell>
          <table:table-cell table:formula="of:=[.A8] + 24*[.C8]" office:value-type="float" office:value="24.574" calcext:value-type="float">
            <text:p>24,574</text:p>
          </table:table-cell>
          <table:table-cell table:formula="of:=1/[.E8]" office:value-type="float" office:value="0.237879766602649" calcext:value-type="float">
            <text:p>0,237879766602649</text:p>
          </table:table-cell>
          <table:table-cell/>
          <table:table-cell office:value-type="string" calcext:value-type="string">
            <text:p>Экстраполяция</text:p>
          </table:table-cell>
          <table:table-cell table:number-columns-repeated="5"/>
        </table:table-row>
        <table:table-row table:style-name="ro1">
          <table:table-cell office:value-type="float" office:value="27.04" calcext:value-type="float">
            <text:p>27,04</text:p>
          </table:table-cell>
          <table:table-cell office:value-type="float" office:value="7.139" calcext:value-type="float">
            <text:p>7,139</text:p>
          </table:table-cell>
          <table:table-cell office:value-type="float" office:value="-0.018" calcext:value-type="float">
            <text:p>-0,018</text:p>
          </table:table-cell>
          <table:table-cell/>
          <table:table-cell table:formula="of:=[.B9]*[.B9] - 6.9092*6.9092" office:value-type="float" office:value="3.22827636" calcext:value-type="float">
            <text:p>3,22827636</text:p>
          </table:table-cell>
          <table:table-cell table:formula="of:=[.A9] + 24*[.C9]" office:value-type="float" office:value="26.608" calcext:value-type="float">
            <text:p>26,608</text:p>
          </table:table-cell>
          <table:table-cell table:formula="of:=1/[.E9]" office:value-type="float" office:value="0.309762823403384" calcext:value-type="float">
            <text:p>0,309762823403384</text:p>
          </table:table-cell>
          <table:table-cell table:number-columns-repeated="7"/>
        </table:table-row>
        <table:table-row table:style-name="ro1">
          <table:table-cell office:value-type="float" office:value="29.05" calcext:value-type="float">
            <text:p>29,05</text:p>
          </table:table-cell>
          <table:table-cell office:value-type="float" office:value="7.1" calcext:value-type="float">
            <text:p>7,1</text:p>
          </table:table-cell>
          <table:table-cell office:value-type="float" office:value="-0.017" calcext:value-type="float">
            <text:p>-0,017</text:p>
          </table:table-cell>
          <table:table-cell/>
          <table:table-cell table:formula="of:=[.B10]*[.B10] - 6.9092*6.9092" office:value-type="float" office:value="2.67295536" calcext:value-type="float">
            <text:p>2,67295536</text:p>
          </table:table-cell>
          <table:table-cell table:formula="of:=[.A10] + 24*[.C10]" office:value-type="float" office:value="28.642" calcext:value-type="float">
            <text:p>28,642</text:p>
          </table:table-cell>
          <table:table-cell table:formula="of:=1/[.E10]" office:value-type="float" office:value="0.374117733114705" calcext:value-type="float">
            <text:p>0,374117733114705</text:p>
          </table:table-cell>
          <table:table-cell table:number-columns-repeated="7"/>
        </table:table-row>
        <table:table-row table:style-name="ro1">
          <table:table-cell office:value-type="float" office:value="31.05" calcext:value-type="float">
            <text:p>31,05</text:p>
          </table:table-cell>
          <table:table-cell office:value-type="float" office:value="7.075" calcext:value-type="float">
            <text:p>7,075</text:p>
          </table:table-cell>
          <table:table-cell office:value-type="float" office:value="-0.015" calcext:value-type="float">
            <text:p>-0,015</text:p>
          </table:table-cell>
          <table:table-cell/>
          <table:table-cell table:formula="of:=[.B11]*[.B11] - 6.9092*6.9092" office:value-type="float" office:value="2.31858036" calcext:value-type="float">
            <text:p>2,31858036</text:p>
          </table:table-cell>
          <table:table-cell table:formula="of:=[.A11] + 24*[.C11]" office:value-type="float" office:value="30.69" calcext:value-type="float">
            <text:p>30,69</text:p>
          </table:table-cell>
          <table:table-cell table:formula="of:=1/[.E11]" office:value-type="float" office:value="0.431298400198646" calcext:value-type="float">
            <text:p>0,431298400198646</text:p>
          </table:table-cell>
          <table:table-cell table:number-columns-repeated="7"/>
        </table:table-row>
        <table:table-row table:style-name="ro1">
          <table:table-cell office:value-type="float" office:value="33.04" calcext:value-type="float">
            <text:p>33,04</text:p>
          </table:table-cell>
          <table:table-cell office:value-type="float" office:value="7.058" calcext:value-type="float">
            <text:p>7,058</text:p>
          </table:table-cell>
          <table:table-cell office:value-type="float" office:value="-0.014" calcext:value-type="float">
            <text:p>-0,014</text:p>
          </table:table-cell>
          <table:table-cell/>
          <table:table-cell table:formula="of:=[.B12]*[.B12] - 6.9092*6.9092" office:value-type="float" office:value="2.07831935999999" calcext:value-type="float">
            <text:p>2,07831935999999</text:p>
          </table:table-cell>
          <table:table-cell table:formula="of:=[.A12] + 24*[.C12]" office:value-type="float" office:value="32.704" calcext:value-type="float">
            <text:p>32,704</text:p>
          </table:table-cell>
          <table:table-cell table:formula="of:=1/[.E12]" office:value-type="float" office:value="0.481158006438434" calcext:value-type="float">
            <text:p>0,481158006438434</text:p>
          </table:table-cell>
          <table:table-cell table:number-columns-repeated="7"/>
        </table:table-row>
        <table:table-row table:style-name="ro1">
          <table:table-cell office:value-type="float" office:value="35.02" calcext:value-type="float">
            <text:p>35,02</text:p>
          </table:table-cell>
          <table:table-cell office:value-type="float" office:value="7.045" calcext:value-type="float">
            <text:p>7,045</text:p>
          </table:table-cell>
          <table:table-cell office:value-type="float" office:value="-0.017" calcext:value-type="float">
            <text:p>-0,017</text:p>
          </table:table-cell>
          <table:table-cell/>
          <table:table-cell table:formula="of:=[.B13]*[.B13] - 6.9092*6.9092" office:value-type="float" office:value="1.89498036" calcext:value-type="float">
            <text:p>1,89498036</text:p>
          </table:table-cell>
          <table:table-cell table:formula="of:=[.A13] + 24*[.C13]" office:value-type="float" office:value="34.612" calcext:value-type="float">
            <text:p>34,612</text:p>
          </table:table-cell>
          <table:table-cell table:formula="of:=1/[.E13]" office:value-type="float" office:value="0.527709954735363" calcext:value-type="float">
            <text:p>0,527709954735363</text:p>
          </table:table-cell>
          <table:table-cell table:number-columns-repeated="7"/>
        </table:table-row>
        <table:table-row table:style-name="ro1">
          <table:table-cell office:value-type="float" office:value="37.01" calcext:value-type="float">
            <text:p>37,01</text:p>
          </table:table-cell>
          <table:table-cell office:value-type="float" office:value="7.036" calcext:value-type="float">
            <text:p>7,036</text:p>
          </table:table-cell>
          <table:table-cell office:value-type="float" office:value="-0.017" calcext:value-type="float">
            <text:p>-0,017</text:p>
          </table:table-cell>
          <table:table-cell/>
          <table:table-cell table:formula="of:=[.B14]*[.B14] - 6.9092*6.9092" office:value-type="float" office:value="1.76825135999999" calcext:value-type="float">
            <text:p>1,76825135999999</text:p>
          </table:table-cell>
          <table:table-cell table:formula="of:=[.A14] + 24*[.C14]" office:value-type="float" office:value="36.602" calcext:value-type="float">
            <text:p>36,602</text:p>
          </table:table-cell>
          <table:table-cell table:formula="of:=1/[.E14]" office:value-type="float" office:value="0.565530457163061" calcext:value-type="float">
            <text:p>0,565530457163061</text:p>
          </table:table-cell>
          <table:table-cell table:number-columns-repeated="7"/>
        </table:table-row>
        <table:table-row table:style-name="ro1">
          <table:table-cell office:value-type="float" office:value="39.01" calcext:value-type="float">
            <text:p>39,01</text:p>
          </table:table-cell>
          <table:table-cell office:value-type="float" office:value="7.028" calcext:value-type="float">
            <text:p>7,028</text:p>
          </table:table-cell>
          <table:table-cell office:value-type="float" office:value="-0.016" calcext:value-type="float">
            <text:p>-0,016</text:p>
          </table:table-cell>
          <table:table-cell/>
          <table:table-cell table:formula="of:=[.B15]*[.B15] - 6.9092*6.9092" office:value-type="float" office:value="1.65573935999999" calcext:value-type="float">
            <text:p>1,65573935999999</text:p>
          </table:table-cell>
          <table:table-cell table:formula="of:=[.A15] + 24*[.C15]" office:value-type="float" office:value="38.626" calcext:value-type="float">
            <text:p>38,626</text:p>
          </table:table-cell>
          <table:table-cell table:formula="of:=1/[.E15]" office:value-type="float" office:value="0.603959792319007" calcext:value-type="float">
            <text:p>0,603959792319007</text:p>
          </table:table-cell>
          <table:table-cell table:number-columns-repeated="7"/>
        </table:table-row>
        <table:table-row table:style-name="ro1">
          <table:table-cell office:value-type="float" office:value="41.04" calcext:value-type="float">
            <text:p>41,04</text:p>
          </table:table-cell>
          <table:table-cell office:value-type="float" office:value="7.022" calcext:value-type="float">
            <text:p>7,022</text:p>
          </table:table-cell>
          <table:table-cell office:value-type="float" office:value="-0.014" calcext:value-type="float">
            <text:p>-0,014</text:p>
          </table:table-cell>
          <table:table-cell/>
          <table:table-cell table:formula="of:=[.B16]*[.B16] - 6.9092*6.9092" office:value-type="float" office:value="1.57143936" calcext:value-type="float">
            <text:p>1,57143936</text:p>
          </table:table-cell>
          <table:table-cell table:formula="of:=[.A16] + 24*[.C16]" office:value-type="float" office:value="40.704" calcext:value-type="float">
            <text:p>40,704</text:p>
          </table:table-cell>
          <table:table-cell table:formula="of:=1/[.E16]" office:value-type="float" office:value="0.636359267468011" calcext:value-type="float">
            <text:p>0,63635926746801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.00.0000</text:date>, <text:time style:data-style-name="N2" text:time-value="13:30:20.68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7T09:09:02.546000000</meta:creation-date>
    <meta:generator>LibreOffice/7.1.0.3$Windows_X86_64 LibreOffice_project/f6099ecf3d29644b5008cc8f48f42f4a40986e4c</meta:generator>
    <dc:date>2021-11-29T15:08:48.659000000</dc:date>
    <meta:editing-duration>PT15M35S</meta:editing-duration>
    <meta:editing-cycles>3</meta:editing-cycles>
    <meta:document-statistic meta:table-count="1" meta:cell-count="118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scatter" chart:column-mapping="1 0" chart:style-name="ch1">
        <chart:title svg:x="6.486cm" svg:y="0.315cm" chart:style-name="ch2">
          <text:p>tau^2 - tau0^2</text:p>
        </chart:title>
        <chart:plot-area chart:style-name="ch3" table:cell-range-address="Лист1.E2:Лист1.F16" svg:x="0.319cm" svg:y="1.299cm" svg:width="15.359cm" svg:height="7.511cm">
          <chart:coordinate-region svg:x="0.761cm" svg:y="1.501cm" svg:width="14.535cm" svg:height="6.656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Лист1.E2:Лист1.E16" chart:class="chart:scatter">
            <chart:domain table:cell-range-address="Лист1.F2:Лист1.F16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696">
                <text:p>12.696</text:p>
                <draw:g>
                  <svg:desc>Лист1.F2:Лист1.F16</svg:desc>
                </draw:g>
              </table:table-cell>
              <table:table-cell office:value-type="float" office:value="15.75197936">
                <text:p>15.75197936</text:p>
                <draw:g>
                  <svg:desc>Лист1.E2:Лист1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618">
                <text:p>14.618</text:p>
              </table:table-cell>
              <table:table-cell office:value-type="float" office:value="15.21131136">
                <text:p>15.21131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632">
                <text:p>16.632</text:p>
              </table:table-cell>
              <table:table-cell office:value-type="float" office:value="14.08972436">
                <text:p>14.089724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7">
                <text:p>18.7</text:p>
              </table:table-cell>
              <table:table-cell office:value-type="float" office:value="12.09318036">
                <text:p>12.093180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744">
                <text:p>20.744</text:p>
              </table:table-cell>
              <table:table-cell office:value-type="float" office:value="9.11455536">
                <text:p>9.114555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608">
                <text:p>22.608</text:p>
              </table:table-cell>
              <table:table-cell office:value-type="float" office:value="6.56511636">
                <text:p>6.56511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574">
                <text:p>24.574</text:p>
              </table:table-cell>
              <table:table-cell office:value-type="float" office:value="4.20380436">
                <text:p>4.203804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.608">
                <text:p>26.608</text:p>
              </table:table-cell>
              <table:table-cell office:value-type="float" office:value="3.22827636">
                <text:p>3.228276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.642">
                <text:p>28.642</text:p>
              </table:table-cell>
              <table:table-cell office:value-type="float" office:value="2.67295536">
                <text:p>2.672955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69">
                <text:p>30.69</text:p>
              </table:table-cell>
              <table:table-cell office:value-type="float" office:value="2.31858036">
                <text:p>2.318580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.704">
                <text:p>32.704</text:p>
              </table:table-cell>
              <table:table-cell office:value-type="float" office:value="2.07831935999999">
                <text:p>2.078319359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.612">
                <text:p>34.612</text:p>
              </table:table-cell>
              <table:table-cell office:value-type="float" office:value="1.89498036">
                <text:p>1.894980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.602">
                <text:p>36.602</text:p>
              </table:table-cell>
              <table:table-cell office:value-type="float" office:value="1.76825135999999">
                <text:p>1.768251359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.626">
                <text:p>38.626</text:p>
              </table:table-cell>
              <table:table-cell office:value-type="float" office:value="1.65573935999999">
                <text:p>1.655739359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.704">
                <text:p>40.704</text:p>
              </table:table-cell>
              <table:table-cell office:value-type="float" office:value="1.57143936">
                <text:p>1.571439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sort-by-x-values="true" chart:right-angled-axes="true" chart:error-category="constant"/>
    </style:style>
    <style:style style:name="ch6" style:family="chart" style:data-style-name="N0">
      <style:chart-properties chart:display-label="true" chart:logarithmic="false" chart:minimum="10" chart:maximum="45" chart:interval-major="5" chart:interval-minor-divisor="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 chart:error-category="constant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chart-properties chart:error-lower-limit="0.84" chart:error-upper-limit="0.84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error-lower-limit="0.04" chart:error-upper-limit="0.04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symbol-type="named-symbol" chart:symbol-name="diamond" chart:symbol-width="0.25cm" chart:symbol-height="0.25cm" chart:link-data-style-to-source="true" chart:error-category="constant" chart:data-label-number="value" chart:data-label-text="false" chart:data-label-symbol="false" chart:label-position="top"/>
      <style:graphic-properties draw:stroke="dash" draw:stroke-dash="Long_20_Dash" svg:stroke-width="0.08cm" svg:stroke-color="#3465a4" draw:fill-color="#3465a4"/>
      <style:text-properties fo:font-size="10pt" style:font-size-asian="10pt" style:font-size-complex="10pt"/>
    </style:style>
    <style:style style:name="ch16" style:family="chart">
      <style:chart-properties chart:solid-type="cuboid" chart:symbol-type="named-symbol" chart:symbol-name="diamond" chart:symbol-width="0.25cm" chart:symbol-height="0.25cm" chart:data-label-number="none" chart:data-label-text="false" chart:data-label-symbol="false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1.014cm" svg:height="15.591cm" xlink:href=".." xlink:type="simple" chart:class="chart:scatter" chart:style-name="ch1">
        <chart:title svg:x="10.327cm" svg:y="0.758cm" chart:style-name="ch2">
          <text:p>1/tau^2 - tau0^2(T)</text:p>
        </chart:title>
        <chart:subtitle svg:x="6.999cm" svg:y="13.782cm" chart:style-name="ch3">
          <text:p>19,1</text:p>
        </chart:subtitle>
        <chart:legend chart:legend-position="end" svg:x="26.411cm" svg:y="1.933cm" style:legend-expansion="custom" svg:width="3.283cm" svg:height="4.612cm" style:legend-expansion-aspect-ratio="0.711838681699913" chart:style-name="ch4"/>
        <chart:plot-area chart:style-name="ch5" table:cell-range-address="Лист1.F2:Лист1.G16 Лист1.I7:Лист1.I8 Лист1.N1:Лист1.N3" chart:data-source-has-labels="row" svg:x="1.067cm" svg:y="1.407cm" svg:width="24.559cm" svg:height="13.781cm">
          <chart:coordinate-region svg:x="1.805cm" svg:y="1.609cm" svg:width="23.629cm" svg:height="12.926cm"/>
          <chart:axis chart:dimension="x" chart:name="primary-x" chart:style-name="ch6">
            <chart:title svg:x="25.804cm" svg:y="13.976cm" chart:style-name="ch7">
              <text:p>T, г.Ц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345cm" svg:y="5.27cm" chart:style-name="ch11">
              <text:p>1/tau^2 - tau0^2, мкс^-2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Лист1.G2:Лист1.G16" chart:label-cell-address="Лист1.I7:Лист1.I7" chart:class="chart:scatter">
            <chart:domain table:cell-range-address="Лист1.F2:Лист1.F16"/>
            <chart:error-indicator chart:style-name="ch13" chart:dimension="x"/>
            <chart:error-indicator chart:style-name="ch14" chart:dimension="y"/>
            <chart:data-point chart:repeated="15"/>
          </chart:series>
          <chart:series chart:style-name="ch15" chart:values-cell-range-address="Лист1.N1:Лист1.N3" chart:label-cell-address="Лист1.I8:Лист1.I8" chart:class="chart:scatter">
            <chart:domain table:cell-range-address="Лист1.M1:Лист1.M3"/>
            <chart:error-indicator chart:style-name="ch13" chart:dimension="x"/>
            <chart:error-indicator chart:style-name="ch14" chart:dimension="y"/>
            <chart:data-point chart:style-name="ch16"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  <table:table-cell office:value-type="string">
                <text:p>Экспериментальная зависимость</text:p>
                <draw:g>
                  <svg:desc>Лист1.I7:Лист1.I7</svg:desc>
                </draw:g>
              </table:table-cell>
              <table:table-cell office:value-type="string">
                <text:p>Столбец M</text:p>
              </table:table-cell>
              <table:table-cell office:value-type="string">
                <text:p>Экстраполяция</text:p>
                <draw:g>
                  <svg:desc>Лист1.I8:Лист1.I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696">
                <text:p>12.696</text:p>
                <draw:g>
                  <svg:desc>Лист1.F2:Лист1.F16</svg:desc>
                </draw:g>
              </table:table-cell>
              <table:table-cell office:value-type="float" office:value="0.0634840852153072">
                <text:p>0.0634840852153072</text:p>
                <draw:g>
                  <svg:desc>Лист1.G2:Лист1.G16</svg:desc>
                </draw:g>
              </table:table-cell>
              <table:table-cell office:value-type="float" office:value="22.608">
                <text:p>22.608</text:p>
                <draw:g>
                  <svg:desc>Лист1.M1:Лист1.M3</svg:desc>
                </draw:g>
              </table:table-cell>
              <table:table-cell office:value-type="float" office:value="0.1523">
                <text:p>0.1523</text:p>
                <draw:g>
                  <svg:desc>Лист1.N1:Лист1.N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618">
                <text:p>14.618</text:p>
              </table:table-cell>
              <table:table-cell office:value-type="float" office:value="0.0657405516416962">
                <text:p>0.0657405516416962</text:p>
              </table:table-cell>
              <table:table-cell office:value-type="float" office:value="24.574">
                <text:p>24.574</text:p>
              </table:table-cell>
              <table:table-cell office:value-type="float" office:value="0.2378">
                <text:p>0.23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632">
                <text:p>16.632</text:p>
              </table:table-cell>
              <table:table-cell office:value-type="float" office:value="0.0709737092401146">
                <text:p>0.0709737092401146</text:p>
              </table:table-cell>
              <table:table-cell office:value-type="float" office:value="19.1">
                <text:p>1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7">
                <text:p>18.7</text:p>
              </table:table-cell>
              <table:table-cell office:value-type="float" office:value="0.0826912334250508">
                <text:p>0.0826912334250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744">
                <text:p>20.744</text:p>
              </table:table-cell>
              <table:table-cell office:value-type="float" office:value="0.109714622436612">
                <text:p>0.109714622436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608">
                <text:p>22.608</text:p>
              </table:table-cell>
              <table:table-cell office:value-type="float" office:value="0.152320224831476">
                <text:p>0.152320224831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574">
                <text:p>24.574</text:p>
              </table:table-cell>
              <table:table-cell office:value-type="float" office:value="0.237879766602649">
                <text:p>0.237879766602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.608">
                <text:p>26.608</text:p>
              </table:table-cell>
              <table:table-cell office:value-type="float" office:value="0.309762823403384">
                <text:p>0.309762823403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.642">
                <text:p>28.642</text:p>
              </table:table-cell>
              <table:table-cell office:value-type="float" office:value="0.374117733114705">
                <text:p>0.374117733114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69">
                <text:p>30.69</text:p>
              </table:table-cell>
              <table:table-cell office:value-type="float" office:value="0.431298400198646">
                <text:p>0.431298400198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.704">
                <text:p>32.704</text:p>
              </table:table-cell>
              <table:table-cell office:value-type="float" office:value="0.481158006438434">
                <text:p>0.481158006438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.612">
                <text:p>34.612</text:p>
              </table:table-cell>
              <table:table-cell office:value-type="float" office:value="0.527709954735363">
                <text:p>0.527709954735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.602">
                <text:p>36.602</text:p>
              </table:table-cell>
              <table:table-cell office:value-type="float" office:value="0.565530457163061">
                <text:p>0.565530457163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.626">
                <text:p>38.626</text:p>
              </table:table-cell>
              <table:table-cell office:value-type="float" office:value="0.603959792319007">
                <text:p>0.603959792319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.704">
                <text:p>40.704</text:p>
              </table:table-cell>
              <table:table-cell office:value-type="float" office:value="0.636359267468011">
                <text:p>0.636359267468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</office:styles>
</office:document-styles>
</file>